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17">
            <text:p>Bobo_U17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2083.4">
            <text:p>32083.4</text:p>
          </table:table-cell>
          <table:table-cell office:value-type="float" office:value="67.0">
            <text:p>67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1.25">
            <text:p>-61.25</text:p>
          </table:table-cell>
          <table:table-cell office:value-type="float" office:value="20.45">
            <text:p>20.45</text:p>
          </table:table-cell>
          <table:table-cell office:value-type="float" office:value="20.45">
            <text:p>20.4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11">
            <text:p>Bobo_U11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956.8">
            <text:p>37956.8</text:p>
          </table:table-cell>
          <table:table-cell office:value-type="float" office:value="107.6">
            <text:p>107.6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0.60000000000001">
            <text:p>-50.60000000000001</text:p>
          </table:table-cell>
          <table:table-cell office:value-type="float" office:value="20.8">
            <text:p>20.8</text:p>
          </table:table-cell>
          <table:table-cell office:value-type="float" office:value="20.8">
            <text:p>20.8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10">
            <text:p>Bobo_U1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265.3">
            <text:p>37265.3</text:p>
          </table:table-cell>
          <table:table-cell office:value-type="float" office:value="59.5">
            <text:p>59.5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8.550000000000004">
            <text:p>-48.550000000000004</text:p>
          </table:table-cell>
          <table:table-cell office:value-type="float" office:value="20.65">
            <text:p>20.65</text:p>
          </table:table-cell>
          <table:table-cell office:value-type="float" office:value="20.65">
            <text:p>20.6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28">
            <text:p>Bobo_U28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2349.9">
            <text:p>32349.9</text:p>
          </table:table-cell>
          <table:table-cell office:value-type="float" office:value="208.1">
            <text:p>208.1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0.05">
            <text:p>-60.05</text:p>
          </table:table-cell>
          <table:table-cell office:value-type="float" office:value="20.549999999999997">
            <text:p>20.549999999999997</text:p>
          </table:table-cell>
          <table:table-cell office:value-type="float" office:value="20.549999999999997">
            <text:p>20.549999999999997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20">
            <text:p>Bobo_U2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7698.3">
            <text:p>37698.3</text:p>
          </table:table-cell>
          <table:table-cell office:value-type="float" office:value="37.3">
            <text:p>37.3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8.7">
            <text:p>-58.7</text:p>
          </table:table-cell>
          <table:table-cell office:value-type="float" office:value="20.8">
            <text:p>20.8</text:p>
          </table:table-cell>
          <table:table-cell office:value-type="float" office:value="20.8">
            <text:p>20.8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21_">
            <text:p>Bobo_U21_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29776.0">
            <text:p>29776.0</text:p>
          </table:table-cell>
          <table:table-cell office:value-type="float" office:value="37.8">
            <text:p>37.8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3.95">
            <text:p>-43.95</text:p>
          </table:table-cell>
          <table:table-cell office:value-type="float" office:value="20.45">
            <text:p>20.45</text:p>
          </table:table-cell>
          <table:table-cell office:value-type="float" office:value="20.45">
            <text:p>20.4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30">
            <text:p>Bobo_U30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1616.0">
            <text:p>31616.0</text:p>
          </table:table-cell>
          <table:table-cell office:value-type="float" office:value="38.1">
            <text:p>38.1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2.849999999999994">
            <text:p>-52.849999999999994</text:p>
          </table:table-cell>
          <table:table-cell office:value-type="float" office:value="20.45">
            <text:p>20.45</text:p>
          </table:table-cell>
          <table:table-cell office:value-type="float" office:value="20.45">
            <text:p>20.4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24">
            <text:p>Bobo_U24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32286.7">
            <text:p>32286.7</text:p>
          </table:table-cell>
          <table:table-cell office:value-type="float" office:value="44.8">
            <text:p>44.8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1.900000000000006">
            <text:p>-51.900000000000006</text:p>
          </table:table-cell>
          <table:table-cell office:value-type="float" office:value="20.5">
            <text:p>20.5</text:p>
          </table:table-cell>
          <table:table-cell office:value-type="float" office:value="20.5">
            <text:p>20.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Bobo_U18">
            <text:p>Bobo_U18</text:p>
          </table:table-cell>
          <table:table-cell office:value-type="float" office:value="-6.3">
            <text:p>-6.3</text:p>
          </table:table-cell>
          <table:table-cell office:value-type="float" office:value="147.8">
            <text:p>147.8</text:p>
          </table:table-cell>
          <table:table-cell office:value-type="float" office:value="42535.0">
            <text:p>42535.0</text:p>
          </table:table-cell>
          <table:table-cell office:value-type="float" office:value="64.5">
            <text:p>64.5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6.9">
            <text:p>-76.9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18.9">
            <text:p>18.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9730.7">
            <text:p>9730.7</text:p>
          </table:table-cell>
          <table:table-cell office:value-type="float" office:value="36.4">
            <text:p>36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49999999999999">
            <text:p>4.649999999999999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5">
            <text:p>Kanz_U15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3480.0">
            <text:p>33480.0</text:p>
          </table:table-cell>
          <table:table-cell office:value-type="float" office:value="39.7">
            <text:p>39.7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3">
            <text:p>-46.3</text:p>
          </table:table-cell>
          <table:table-cell office:value-type="float" office:value="20.3">
            <text:p>20.3</text:p>
          </table:table-cell>
          <table:table-cell office:value-type="float" office:value="20.3">
            <text:p>20.3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Gp_40.95">
            <text:p>Gp_40.95</text:p>
          </table:table-cell>
          <table:table-cell office:value-type="float" office:value="-6.6">
            <text:p>-6.6</text:p>
          </table:table-cell>
          <table:table-cell office:value-type="float" office:value="147.85">
            <text:p>147.85</text:p>
          </table:table-cell>
          <table:table-cell office:value-type="float" office:value="12662.8">
            <text:p>12662.8</text:p>
          </table:table-cell>
          <table:table-cell office:value-type="float" office:value="38.2">
            <text:p>38.2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9.7">
            <text:p>-49.7</text:p>
          </table:table-cell>
          <table:table-cell office:value-type="float" office:value="11.9">
            <text:p>11.9</text:p>
          </table:table-cell>
          <table:table-cell office:value-type="float" office:value="11.9">
            <text:p>11.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1">
            <text:p>Kanz_1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61565.5">
            <text:p>61565.5</text:p>
          </table:table-cell>
          <table:table-cell office:value-type="float" office:value="200.0">
            <text:p>200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50000000000006">
            <text:p>-38.150000000000006</text:p>
          </table:table-cell>
          <table:table-cell office:value-type="float" office:value="21.549999999999997">
            <text:p>21.549999999999997</text:p>
          </table:table-cell>
          <table:table-cell office:value-type="float" office:value="21.549999999999997">
            <text:p>21.549999999999997</text:p>
          </table:table-cell>
          <table:table-cell office:value-type="string" office:value="ChappellEtal1996,HibbertEtal2016">
            <text:p>ChappellEtal1996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_64.3_A">
            <text:p>KWA_64.3_A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28390.3">
            <text:p>28390.3</text:p>
          </table:table-cell>
          <table:table-cell office:value-type="float" office:value="94.8">
            <text:p>94.8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3.7">
            <text:p>-73.7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N-1_B">
            <text:p>KWA-N-1_B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50922.1">
            <text:p>50922.1</text:p>
          </table:table-cell>
          <table:table-cell office:value-type="float" office:value="135.4">
            <text:p>135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05">
            <text:p>-46.05</text:p>
          </table:table-cell>
          <table:table-cell office:value-type="float" office:value="35.95">
            <text:p>35.95</text:p>
          </table:table-cell>
          <table:table-cell office:value-type="float" office:value="35.95">
            <text:p>35.9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N-1_A">
            <text:p>KWA-N-1_A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50352.9">
            <text:p>50352.9</text:p>
          </table:table-cell>
          <table:table-cell office:value-type="float" office:value="200.3">
            <text:p>200.3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5.05">
            <text:p>-45.05</text:p>
          </table:table-cell>
          <table:table-cell office:value-type="float" office:value="35.95">
            <text:p>35.95</text:p>
          </table:table-cell>
          <table:table-cell office:value-type="float" office:value="35.95">
            <text:p>35.9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K-1_B">
            <text:p>KWA-K-1_B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47287.2">
            <text:p>47287.2</text:p>
          </table:table-cell>
          <table:table-cell office:value-type="float" office:value="101.8">
            <text:p>101.8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65">
            <text:p>-18.65</text:p>
          </table:table-cell>
          <table:table-cell office:value-type="float" office:value="35.85">
            <text:p>35.85</text:p>
          </table:table-cell>
          <table:table-cell office:value-type="float" office:value="35.85">
            <text:p>35.8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K-1_A">
            <text:p>KWA-K-1_A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49919.6">
            <text:p>49919.6</text:p>
          </table:table-cell>
          <table:table-cell office:value-type="float" office:value="105.4">
            <text:p>105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25">
            <text:p>-23.25</text:p>
          </table:table-cell>
          <table:table-cell office:value-type="float" office:value="35.95">
            <text:p>35.95</text:p>
          </table:table-cell>
          <table:table-cell office:value-type="float" office:value="35.95">
            <text:p>35.9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11">
            <text:p>Kanz_11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1465.8">
            <text:p>51465.8</text:p>
          </table:table-cell>
          <table:table-cell office:value-type="float" office:value="90.4">
            <text:p>90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3.15">
            <text:p>-23.15</text:p>
          </table:table-cell>
          <table:table-cell office:value-type="float" office:value="36.550000000000004">
            <text:p>36.550000000000004</text:p>
          </table:table-cell>
          <table:table-cell office:value-type="float" office:value="36.550000000000004">
            <text:p>36.550000000000004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I-1_B">
            <text:p>KWA-I-1_B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46512.7">
            <text:p>46512.7</text:p>
          </table:table-cell>
          <table:table-cell office:value-type="float" office:value="101.5">
            <text:p>101.5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199999999999996">
            <text:p>-38.199999999999996</text:p>
          </table:table-cell>
          <table:table-cell office:value-type="float" office:value="35.9">
            <text:p>35.9</text:p>
          </table:table-cell>
          <table:table-cell office:value-type="float" office:value="35.9">
            <text:p>35.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58.7_(B)">
            <text:p>KNM_58.7_(B)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25443.6">
            <text:p>25443.6</text:p>
          </table:table-cell>
          <table:table-cell office:value-type="float" office:value="51.3">
            <text:p>51.3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0.85000000000001">
            <text:p>-80.85000000000001</text:p>
          </table:table-cell>
          <table:table-cell office:value-type="float" office:value="35.349999999999994">
            <text:p>35.349999999999994</text:p>
          </table:table-cell>
          <table:table-cell office:value-type="float" office:value="35.349999999999994">
            <text:p>35.349999999999994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58.7_(A)">
            <text:p>KNM_58.7_(A)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25101.3">
            <text:p>25101.3</text:p>
          </table:table-cell>
          <table:table-cell office:value-type="float" office:value="44.4">
            <text:p>44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9.95">
            <text:p>-79.95</text:p>
          </table:table-cell>
          <table:table-cell office:value-type="float" office:value="35.349999999999994">
            <text:p>35.349999999999994</text:p>
          </table:table-cell>
          <table:table-cell office:value-type="float" office:value="35.349999999999994">
            <text:p>35.349999999999994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50_C">
            <text:p>KNM_50_C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23678.2">
            <text:p>23678.2</text:p>
          </table:table-cell>
          <table:table-cell office:value-type="float" office:value="44.6">
            <text:p>44.6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2.0">
            <text:p>-92.0</text:p>
          </table:table-cell>
          <table:table-cell office:value-type="float" office:value="11.799999999999999">
            <text:p>11.799999999999999</text:p>
          </table:table-cell>
          <table:table-cell office:value-type="float" office:value="11.799999999999999">
            <text:p>11.79999999999999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50_B">
            <text:p>KNM_50_B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23711.8">
            <text:p>23711.8</text:p>
          </table:table-cell>
          <table:table-cell office:value-type="float" office:value="49.9">
            <text:p>49.9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2.10000000000001">
            <text:p>-92.10000000000001</text:p>
          </table:table-cell>
          <table:table-cell office:value-type="float" office:value="11.799999999999999">
            <text:p>11.799999999999999</text:p>
          </table:table-cell>
          <table:table-cell office:value-type="float" office:value="11.799999999999999">
            <text:p>11.79999999999999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50_A">
            <text:p>KNM_50_A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23635.5">
            <text:p>23635.5</text:p>
          </table:table-cell>
          <table:table-cell office:value-type="float" office:value="49.9">
            <text:p>49.9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1.85000000000001">
            <text:p>-91.85000000000001</text:p>
          </table:table-cell>
          <table:table-cell office:value-type="float" office:value="11.85">
            <text:p>11.85</text:p>
          </table:table-cell>
          <table:table-cell office:value-type="float" office:value="11.85">
            <text:p>11.8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_46.7">
            <text:p>KNM_46.7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14634.8">
            <text:p>14634.8</text:p>
          </table:table-cell>
          <table:table-cell office:value-type="float" office:value="28.6">
            <text:p>28.6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75">
            <text:p>-65.75</text:p>
          </table:table-cell>
          <table:table-cell office:value-type="float" office:value="11.549999999999999">
            <text:p>11.549999999999999</text:p>
          </table:table-cell>
          <table:table-cell office:value-type="float" office:value="11.549999999999999">
            <text:p>11.54999999999999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WA-I-1_A">
            <text:p>KWA-I-1_A</text:p>
          </table:table-cell>
          <table:table-cell office:value-type="float" office:value="-6.1">
            <text:p>-6.1</text:p>
          </table:table-cell>
          <table:table-cell office:value-type="float" office:value="147.617">
            <text:p>147.617</text:p>
          </table:table-cell>
          <table:table-cell office:value-type="float" office:value="46755.0">
            <text:p>46755.0</text:p>
          </table:table-cell>
          <table:table-cell office:value-type="float" office:value="224.3">
            <text:p>224.3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8.699999999999996">
            <text:p>-38.699999999999996</text:p>
          </table:table-cell>
          <table:table-cell office:value-type="float" office:value="35.9">
            <text:p>35.9</text:p>
          </table:table-cell>
          <table:table-cell office:value-type="float" office:value="35.9">
            <text:p>35.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13">
            <text:p>Kanz_13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8410.3">
            <text:p>38410.3</text:p>
          </table:table-cell>
          <table:table-cell office:value-type="float" office:value="254.5">
            <text:p>254.5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8.699999999999996">
            <text:p>-18.699999999999996</text:p>
          </table:table-cell>
          <table:table-cell office:value-type="float" office:value="36.1">
            <text:p>36.1</text:p>
          </table:table-cell>
          <table:table-cell office:value-type="float" office:value="36.1">
            <text:p>36.1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15">
            <text:p>Kanz_15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2098.8">
            <text:p>42098.8</text:p>
          </table:table-cell>
          <table:table-cell office:value-type="float" office:value="292.5">
            <text:p>292.5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7.349999999999994">
            <text:p>-37.349999999999994</text:p>
          </table:table-cell>
          <table:table-cell office:value-type="float" office:value="36.25">
            <text:p>36.25</text:p>
          </table:table-cell>
          <table:table-cell office:value-type="float" office:value="36.25">
            <text:p>36.2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34">
            <text:p>Kanz_3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4619.6">
            <text:p>44619.6</text:p>
          </table:table-cell>
          <table:table-cell office:value-type="float" office:value="200.0">
            <text:p>20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15">
            <text:p>-27.15</text:p>
          </table:table-cell>
          <table:table-cell office:value-type="float" office:value="36.25">
            <text:p>36.25</text:p>
          </table:table-cell>
          <table:table-cell office:value-type="float" office:value="36.25">
            <text:p>36.25</text:p>
          </table:table-cell>
          <table:table-cell office:value-type="string" office:value="ChappellEtal1996,HibbertEtal2016">
            <text:p>ChappellEtal1996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9_T">
            <text:p>Kanz_U9_T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2313.4">
            <text:p>42313.4</text:p>
          </table:table-cell>
          <table:table-cell office:value-type="float" office:value="200.0">
            <text:p>200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4.55000000000001">
            <text:p>-64.55000000000001</text:p>
          </table:table-cell>
          <table:table-cell office:value-type="float" office:value="20.65">
            <text:p>20.65</text:p>
          </table:table-cell>
          <table:table-cell office:value-type="float" office:value="20.65">
            <text:p>20.65</text:p>
          </table:table-cell>
          <table:table-cell office:value-type="string" office:value="ChappellEtal1996,HibbertEtal2016">
            <text:p>ChappellEtal1996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-C-2">
            <text:p>KAN-C-2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8679.0">
            <text:p>48679.0</text:p>
          </table:table-cell>
          <table:table-cell office:value-type="float" office:value="160.8">
            <text:p>160.8</text:p>
          </table:table-cell>
          <table:table-cell office:value-type="string" office:value="Favia laxa">
            <text:p>Favia laxa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6.900000000000006">
            <text:p>-56.900000000000006</text:p>
          </table:table-cell>
          <table:table-cell office:value-type="float" office:value="28.299999999999997">
            <text:p>28.299999999999997</text:p>
          </table:table-cell>
          <table:table-cell office:value-type="float" office:value="28.299999999999997">
            <text:p>28.299999999999997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-D-4">
            <text:p>KAN-D-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8871.2">
            <text:p>48871.2</text:p>
          </table:table-cell>
          <table:table-cell office:value-type="float" office:value="182.3">
            <text:p>182.3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15">
            <text:p>-19.15</text:p>
          </table:table-cell>
          <table:table-cell office:value-type="float" office:value="36.550000000000004">
            <text:p>36.550000000000004</text:p>
          </table:table-cell>
          <table:table-cell office:value-type="float" office:value="36.550000000000004">
            <text:p>36.550000000000004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9">
            <text:p>Kanz_U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2447.4">
            <text:p>42447.4</text:p>
          </table:table-cell>
          <table:table-cell office:value-type="float" office:value="54.4">
            <text:p>54.4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5.0">
            <text:p>-65.0</text:p>
          </table:table-cell>
          <table:table-cell office:value-type="float" office:value="20.6">
            <text:p>20.6</text:p>
          </table:table-cell>
          <table:table-cell office:value-type="float" office:value="20.6">
            <text:p>20.6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8">
            <text:p>Kanz_U8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7077.7">
            <text:p>37077.7</text:p>
          </table:table-cell>
          <table:table-cell office:value-type="float" office:value="291.1">
            <text:p>291.1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6.150000000000006">
            <text:p>-36.150000000000006</text:p>
          </table:table-cell>
          <table:table-cell office:value-type="float" office:value="36.05">
            <text:p>36.05</text:p>
          </table:table-cell>
          <table:table-cell office:value-type="float" office:value="36.05">
            <text:p>36.0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6">
            <text:p>Kanz_U16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0478.0">
            <text:p>30478.0</text:p>
          </table:table-cell>
          <table:table-cell office:value-type="float" office:value="202.4">
            <text:p>202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799999999999997">
            <text:p>-16.799999999999997</text:p>
          </table:table-cell>
          <table:table-cell office:value-type="float" office:value="35.7">
            <text:p>35.7</text:p>
          </table:table-cell>
          <table:table-cell office:value-type="float" office:value="35.7">
            <text:p>35.7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4_T">
            <text:p>Kanz_U14_T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4893.4">
            <text:p>34893.4</text:p>
          </table:table-cell>
          <table:table-cell office:value-type="float" office:value="200.0">
            <text:p>200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6.9">
            <text:p>-46.9</text:p>
          </table:table-cell>
          <table:table-cell office:value-type="float" office:value="20.4">
            <text:p>20.4</text:p>
          </table:table-cell>
          <table:table-cell office:value-type="float" office:value="20.4">
            <text:p>20.4</text:p>
          </table:table-cell>
          <table:table-cell office:value-type="string" office:value="ChappellEtal1996,HibbertEtal2016">
            <text:p>ChappellEtal1996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3">
            <text:p>Kanz_U13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5943.0">
            <text:p>35943.0</text:p>
          </table:table-cell>
          <table:table-cell office:value-type="float" office:value="169.1">
            <text:p>169.1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9.75">
            <text:p>-49.75</text:p>
          </table:table-cell>
          <table:table-cell office:value-type="float" office:value="20.45">
            <text:p>20.45</text:p>
          </table:table-cell>
          <table:table-cell office:value-type="float" office:value="20.45">
            <text:p>20.4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2">
            <text:p>Kanz_U12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7573.0">
            <text:p>37573.0</text:p>
          </table:table-cell>
          <table:table-cell office:value-type="float" office:value="337.9">
            <text:p>337.9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3.9">
            <text:p>-53.9</text:p>
          </table:table-cell>
          <table:table-cell office:value-type="float" office:value="20.6">
            <text:p>20.6</text:p>
          </table:table-cell>
          <table:table-cell office:value-type="float" office:value="20.6">
            <text:p>20.6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1">
            <text:p>Kanz_U11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8042.5">
            <text:p>38042.5</text:p>
          </table:table-cell>
          <table:table-cell office:value-type="float" office:value="87.8">
            <text:p>87.8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4.3">
            <text:p>-54.3</text:p>
          </table:table-cell>
          <table:table-cell office:value-type="float" office:value="20.5">
            <text:p>20.5</text:p>
          </table:table-cell>
          <table:table-cell office:value-type="float" office:value="20.5">
            <text:p>20.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U10">
            <text:p>Kanz_U10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43814.8">
            <text:p>43814.8</text:p>
          </table:table-cell>
          <table:table-cell office:value-type="float" office:value="53.1">
            <text:p>53.1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1.950000000000003">
            <text:p>-31.950000000000003</text:p>
          </table:table-cell>
          <table:table-cell office:value-type="float" office:value="36.25">
            <text:p>36.25</text:p>
          </table:table-cell>
          <table:table-cell office:value-type="float" office:value="36.25">
            <text:p>36.2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A">
            <text:p>Kanz_A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37560.8">
            <text:p>37560.8</text:p>
          </table:table-cell>
          <table:table-cell office:value-type="float" office:value="60.8">
            <text:p>60.8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5.05">
            <text:p>-55.05</text:p>
          </table:table-cell>
          <table:table-cell office:value-type="float" office:value="20.45">
            <text:p>20.45</text:p>
          </table:table-cell>
          <table:table-cell office:value-type="float" office:value="20.45">
            <text:p>20.45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9T">
            <text:p>Kanz_9T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4747.0">
            <text:p>54747.0</text:p>
          </table:table-cell>
          <table:table-cell office:value-type="float" office:value="200.0">
            <text:p>200.0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3">
            <text:p>-47.3</text:p>
          </table:table-cell>
          <table:table-cell office:value-type="float" office:value="21.200000000000003">
            <text:p>21.200000000000003</text:p>
          </table:table-cell>
          <table:table-cell office:value-type="float" office:value="21.200000000000003">
            <text:p>21.200000000000003</text:p>
          </table:table-cell>
          <table:table-cell office:value-type="string" office:value="ChappellEtal1996,HibbertEtal2016">
            <text:p>ChappellEtal1996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9">
            <text:p>Kanz_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3574.6">
            <text:p>53574.6</text:p>
          </table:table-cell>
          <table:table-cell office:value-type="float" office:value="109.4">
            <text:p>109.4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4.14999999999999">
            <text:p>-44.14999999999999</text:p>
          </table:table-cell>
          <table:table-cell office:value-type="float" office:value="21.150000000000002">
            <text:p>21.150000000000002</text:p>
          </table:table-cell>
          <table:table-cell office:value-type="float" office:value="21.150000000000002">
            <text:p>21.150000000000002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anz_4">
            <text:p>Kanz_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51595.7">
            <text:p>51595.7</text:p>
          </table:table-cell>
          <table:table-cell office:value-type="float" office:value="771.1">
            <text:p>771.1</text:p>
          </table:table-cell>
          <table:table-cell office:value-type="string" office:value="Faviidae">
            <text:p>Faviida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400000000000002">
            <text:p>-30.400000000000002</text:p>
          </table:table-cell>
          <table:table-cell office:value-type="float" office:value="21.599999999999998">
            <text:p>21.599999999999998</text:p>
          </table:table-cell>
          <table:table-cell office:value-type="float" office:value="21.599999999999998">
            <text:p>21.599999999999998</text:p>
          </table:table-cell>
          <table:table-cell office:value-type="string" office:value="YokoyamaEtal2001,HibbertEtal2016">
            <text:p>YokoyamaEtal2001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Gp_38.0">
            <text:p>Gp_38.0</text:p>
          </table:table-cell>
          <table:table-cell office:value-type="float" office:value="-6.6">
            <text:p>-6.6</text:p>
          </table:table-cell>
          <table:table-cell office:value-type="float" office:value="147.85">
            <text:p>147.85</text:p>
          </table:table-cell>
          <table:table-cell office:value-type="float" office:value="12476.1">
            <text:p>12476.1</text:p>
          </table:table-cell>
          <table:table-cell office:value-type="float" office:value="32.9">
            <text:p>32.9</text:p>
          </table:table-cell>
          <table:table-cell office:value-type="string" office:value="Acropora sp.">
            <text:p>Acro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7.300000000000004">
            <text:p>-47.300000000000004</text:p>
          </table:table-cell>
          <table:table-cell office:value-type="float" office:value="11.9">
            <text:p>11.9</text:p>
          </table:table-cell>
          <table:table-cell office:value-type="float" office:value="11.9">
            <text:p>11.9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-T-2_(b)">
            <text:p>KNM-T-2_(b)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36857.5">
            <text:p>36857.5</text:p>
          </table:table-cell>
          <table:table-cell office:value-type="float" office:value="209.3">
            <text:p>209.3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45">
            <text:p>-33.45</text:p>
          </table:table-cell>
          <table:table-cell office:value-type="float" office:value="36.05">
            <text:p>36.05</text:p>
          </table:table-cell>
          <table:table-cell office:value-type="float" office:value="36.05">
            <text:p>36.05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KNM-T-2_(a)">
            <text:p>KNM-T-2_(a)</text:p>
          </table:table-cell>
          <table:table-cell office:value-type="float" office:value="-6.15">
            <text:p>-6.15</text:p>
          </table:table-cell>
          <table:table-cell office:value-type="float" office:value="147.65">
            <text:p>147.65</text:p>
          </table:table-cell>
          <table:table-cell office:value-type="float" office:value="36891.3">
            <text:p>36891.3</text:p>
          </table:table-cell>
          <table:table-cell office:value-type="float" office:value="97.4">
            <text:p>97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599999999999994">
            <text:p>-33.599999999999994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5">
            <text:p>ANU-6785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260.0">
            <text:p>1026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8.044799999999995">
            <text:p>-48.04479999999999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0">
            <text:p>ANU-6770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7800.0">
            <text:p>780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7.075000000000001">
            <text:p>-7.07500000000000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1">
            <text:p>ANU-6781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110.0">
            <text:p>911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28.034000000000002">
            <text:p>-28.03400000000000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2">
            <text:p>ANU-6782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900.0">
            <text:p>9900.0</text:p>
          </table:table-cell>
          <table:table-cell office:value-type="float" office:value="90.0">
            <text:p>9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2.6549">
            <text:p>-42.654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2">
            <text:p>ANU-6782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900.0">
            <text:p>9900.0</text:p>
          </table:table-cell>
          <table:table-cell office:value-type="float" office:value="90.0">
            <text:p>9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2.6549">
            <text:p>-42.654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3">
            <text:p>ANU-6783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880.0">
            <text:p>988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1.724500000000006">
            <text:p>-41.72450000000000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3">
            <text:p>ANU-6783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880.0">
            <text:p>988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1.724500000000006">
            <text:p>-41.72450000000000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4">
            <text:p>ANU-6784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640.0">
            <text:p>964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37.1823">
            <text:p>-37.1823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8.0_a">
            <text:p>38.0_a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1004.5">
            <text:p>11004.5</text:p>
          </table:table-cell>
          <table:table-cell office:value-type="float" office:value="13.5">
            <text:p>13.5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6.65">
            <text:p>-16.6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5">
            <text:p>ANU-6785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260.0">
            <text:p>1026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8.044799999999995">
            <text:p>-48.04479999999999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6">
            <text:p>ANU-6786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1130.0">
            <text:p>11130.0</text:p>
          </table:table-cell>
          <table:table-cell office:value-type="float" office:value="80.0">
            <text:p>80.0</text:p>
          </table:table-cell>
          <table:table-cell office:value-type="string" office:value="Acropora - reef and forereef corals">
            <text:p>Acro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62.0616">
            <text:p>-62.061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1">
            <text:p>ANU-6771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160.0">
            <text:p>816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13.528099999999998">
            <text:p>-13.52809999999999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87">
            <text:p>ANU-6787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840.0">
            <text:p>1084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54.0795">
            <text:p>-54.079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9">
            <text:p>ANU-6769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1480.0">
            <text:p>11480.0</text:p>
          </table:table-cell>
          <table:table-cell office:value-type="float" office:value="90.0">
            <text:p>9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64.024">
            <text:p>-64.02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8">
            <text:p>ANU-6768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1110.0">
            <text:p>11110.0</text:p>
          </table:table-cell>
          <table:table-cell office:value-type="float" office:value="90.0">
            <text:p>90.0</text:p>
          </table:table-cell>
          <table:table-cell office:value-type="string" office:value="Poillopora - reef and forereef corals">
            <text:p>Poillo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57.2046">
            <text:p>-57.204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7">
            <text:p>ANU-6767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820.0">
            <text:p>10820.0</text:p>
          </table:table-cell>
          <table:table-cell office:value-type="float" office:value="70.0">
            <text:p>7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53.8605">
            <text:p>-53.860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6">
            <text:p>ANU-6766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100.0">
            <text:p>1010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5.8026">
            <text:p>-45.802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6">
            <text:p>ANU-6766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100.0">
            <text:p>1010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5.8026">
            <text:p>-45.802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5">
            <text:p>ANU-6765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870.0">
            <text:p>9870.0</text:p>
          </table:table-cell>
          <table:table-cell office:value-type="float" office:value="70.0">
            <text:p>7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0.6074">
            <text:p>-40.607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18.9">
            <text:p>18.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9730.7">
            <text:p>9730.7</text:p>
          </table:table-cell>
          <table:table-cell office:value-type="float" office:value="36.4">
            <text:p>36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49999999999999">
            <text:p>4.649999999999999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5">
            <text:p>ANU-6765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870.0">
            <text:p>9870.0</text:p>
          </table:table-cell>
          <table:table-cell office:value-type="float" office:value="70.0">
            <text:p>7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0.6074">
            <text:p>-40.607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27.7">
            <text:p>27.7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0582.1">
            <text:p>10582.1</text:p>
          </table:table-cell>
          <table:table-cell office:value-type="float" office:value="38.8">
            <text:p>38.8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49999999999999">
            <text:p>-5.649999999999999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.2">
            <text:p>3.2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8445.0">
            <text:p>8445.0</text:p>
          </table:table-cell>
          <table:table-cell office:value-type="float" office:value="35.7">
            <text:p>35.7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2.6">
            <text:p>22.6</text:p>
          </table:table-cell>
          <table:table-cell office:value-type="float" office:value="34.6">
            <text:p>34.6</text:p>
          </table:table-cell>
          <table:table-cell office:value-type="float" office:value="34.6">
            <text:p>34.6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Sial-E-1">
            <text:p>Sial-E-1</text:p>
          </table:table-cell>
          <table:table-cell office:value-type="float" office:value="-6.1">
            <text:p>-6.1</text:p>
          </table:table-cell>
          <table:table-cell office:value-type="float" office:value="147.6">
            <text:p>147.6</text:p>
          </table:table-cell>
          <table:table-cell office:value-type="float" office:value="68247.3">
            <text:p>68247.3</text:p>
          </table:table-cell>
          <table:table-cell office:value-type="float" office:value="154.7">
            <text:p>154.7</text:p>
          </table:table-cell>
          <table:table-cell office:value-type="string" office:value="Montipora sp.">
            <text:p>Montipora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6000000000000014">
            <text:p>2.6000000000000014</text:p>
          </table:table-cell>
          <table:table-cell office:value-type="float" office:value="47.4">
            <text:p>47.4</text:p>
          </table:table-cell>
          <table:table-cell office:value-type="float" office:value="47.4">
            <text:p>47.4</text:p>
          </table:table-cell>
          <table:table-cell office:value-type="string" office:value="CutlerEtal2003,HibbertEtal2016">
            <text:p>CutlerEtal200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1.3">
            <text:p>31.3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0758.5">
            <text:p>10758.5</text:p>
          </table:table-cell>
          <table:table-cell office:value-type="float" office:value="12.4">
            <text:p>12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600000000000001">
            <text:p>-9.600000000000001</text:p>
          </table:table-cell>
          <table:table-cell office:value-type="float" office:value="34.6">
            <text:p>34.6</text:p>
          </table:table-cell>
          <table:table-cell office:value-type="float" office:value="34.6">
            <text:p>34.6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2">
            <text:p>ANU-6772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330.0">
            <text:p>8330.0</text:p>
          </table:table-cell>
          <table:table-cell office:value-type="float" office:value="80.0">
            <text:p>80.0</text:p>
          </table:table-cell>
          <table:table-cell office:value-type="string" office:value="Acropora - reef and forereef corals">
            <text:p>Acro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15.475799999999998">
            <text:p>-15.47579999999999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3">
            <text:p>ANU-6773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350.0">
            <text:p>10350.0</text:p>
          </table:table-cell>
          <table:table-cell office:value-type="float" office:value="90.0">
            <text:p>9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9.686099999999996">
            <text:p>-49.6860999999999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58">
            <text:p>ANU-6758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7400.0">
            <text:p>740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 identified up to genus level in core">
            <text:p>Porites - reef and forereef corals identified up to genus level in core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.139699999999998">
            <text:p>-4.13969999999999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59">
            <text:p>ANU-6759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7980.0">
            <text:p>7980.0</text:p>
          </table:table-cell>
          <table:table-cell office:value-type="float" office:value="70.0">
            <text:p>70.0</text:p>
          </table:table-cell>
          <table:table-cell office:value-type="string" office:value="Pocillopora sp - reef and forereef corals">
            <text:p>Pocillopora sp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8.474000000000002">
            <text:p>-8.47400000000000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0">
            <text:p>ANU-6760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100.0">
            <text:p>810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10.612200000000001">
            <text:p>-10.61220000000000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1">
            <text:p>ANU-6761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600.0">
            <text:p>860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19.756">
            <text:p>-19.75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2">
            <text:p>ANU-6762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000.0">
            <text:p>9000.0</text:p>
          </table:table-cell>
          <table:table-cell office:value-type="float" office:value="70.0">
            <text:p>70.0</text:p>
          </table:table-cell>
          <table:table-cell office:value-type="string" office:value="Acropora - reef and forereef corals i">
            <text:p>Acropora - reef and forereef corals i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23.9022">
            <text:p>-23.902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3">
            <text:p>ANU-6763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290.0">
            <text:p>9290.0</text:p>
          </table:table-cell>
          <table:table-cell office:value-type="float" office:value="70.0">
            <text:p>70.0</text:p>
          </table:table-cell>
          <table:table-cell office:value-type="string" office:value="Goniopora - reef and forereef corals">
            <text:p>Gonio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29.952">
            <text:p>-29.95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7">
            <text:p>ANU-6777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370.0">
            <text:p>9370.0</text:p>
          </table:table-cell>
          <table:table-cell office:value-type="float" office:value="70.0">
            <text:p>7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32.6914">
            <text:p>-32.6914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64">
            <text:p>ANU-6764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690.0">
            <text:p>9690.0</text:p>
          </table:table-cell>
          <table:table-cell office:value-type="float" office:value="70.0">
            <text:p>7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38.7419">
            <text:p>-38.7419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6">
            <text:p>ANU-6776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010.0">
            <text:p>901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27.236399999999996">
            <text:p>-27.2363999999999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3">
            <text:p>ANU-6773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10350.0">
            <text:p>10350.0</text:p>
          </table:table-cell>
          <table:table-cell office:value-type="float" office:value="90.0">
            <text:p>9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49.686099999999996">
            <text:p>-49.686099999999996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9.9">
            <text:p>9.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8843.2">
            <text:p>8843.2</text:p>
          </table:table-cell>
          <table:table-cell office:value-type="float" office:value="25.4">
            <text:p>25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5.25">
            <text:p>15.2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48.8">
            <text:p>48.8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2940.3">
            <text:p>12940.3</text:p>
          </table:table-cell>
          <table:table-cell office:value-type="float" office:value="34.6">
            <text:p>34.6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799999999999997">
            <text:p>-30.799999999999997</text:p>
          </table:table-cell>
          <table:table-cell office:value-type="float" office:value="34.7">
            <text:p>34.7</text:p>
          </table:table-cell>
          <table:table-cell office:value-type="float" office:value="34.7">
            <text:p>34.7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45.7">
            <text:p>45.7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2920.7">
            <text:p>12920.7</text:p>
          </table:table-cell>
          <table:table-cell office:value-type="float" office:value="18.9">
            <text:p>18.9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7.75">
            <text:p>-27.7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41.5">
            <text:p>41.5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2432.5">
            <text:p>12432.5</text:p>
          </table:table-cell>
          <table:table-cell office:value-type="float" office:value="20.0">
            <text:p>20.0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2.65">
            <text:p>-22.6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41.0">
            <text:p>41.0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2255.8">
            <text:p>12255.8</text:p>
          </table:table-cell>
          <table:table-cell office:value-type="float" office:value="28.4">
            <text:p>28.4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1.85">
            <text:p>-21.8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8.9">
            <text:p>38.9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2184.3">
            <text:p>12184.3</text:p>
          </table:table-cell>
          <table:table-cell office:value-type="float" office:value="35.5">
            <text:p>35.5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65">
            <text:p>-19.6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8">
            <text:p>ANU-6778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310.0">
            <text:p>9310.0</text:p>
          </table:table-cell>
          <table:table-cell office:value-type="float" office:value="100.0">
            <text:p>100.0</text:p>
          </table:table-cell>
          <table:table-cell office:value-type="string" office:value="Montipora - reef and forereef corals">
            <text:p>Montipora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30.8995">
            <text:p>-30.8995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9">
            <text:p>ANU-6779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9460.0">
            <text:p>9460.0</text:p>
          </table:table-cell>
          <table:table-cell office:value-type="float" office:value="60.0">
            <text:p>6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33.7517">
            <text:p>-33.7517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8.4">
            <text:p>38.4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1138.3">
            <text:p>11138.3</text:p>
          </table:table-cell>
          <table:table-cell office:value-type="float" office:value="28.7">
            <text:p>28.7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7.25">
            <text:p>-17.2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5">
            <text:p>ANU-6775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930.0">
            <text:p>8930.0</text:p>
          </table:table-cell>
          <table:table-cell office:value-type="float" office:value="70.0">
            <text:p>7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21.7502">
            <text:p>-21.7502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radiocarbon">
            <text:p>radiocarbon</text:p>
          </table:table-cell>
          <table:table-cell office:value-type="string" office:value="ANU-6774">
            <text:p>ANU-6774</text:p>
          </table:table-cell>
          <table:table-cell office:value-type="float" office:value="-6.0">
            <text:p>-6.0</text:p>
          </table:table-cell>
          <table:table-cell office:value-type="float" office:value="147.05">
            <text:p>147.05</text:p>
          </table:table-cell>
          <table:table-cell office:value-type="float" office:value="8130.0">
            <text:p>8130.0</text:p>
          </table:table-cell>
          <table:table-cell office:value-type="float" office:value="80.0">
            <text:p>80.0</text:p>
          </table:table-cell>
          <table:table-cell office:value-type="string" office:value="Porites - reef and forereef corals">
            <text:p>Porites - reef and forereef corals</text:p>
          </table:table-cell>
          <table:table-cell office:value-type="string" office:value="marine">
            <text:p>marine</text:p>
          </table:table-cell>
          <table:table-cell office:value-type="float" office:value="-41.0">
            <text:p>-41.0</text:p>
          </table:table-cell>
          <table:table-cell office:value-type="float" office:value="134.0">
            <text:p>134.0</text:p>
          </table:table-cell>
          <table:table-cell office:value-type="float" office:value="-1.0">
            <text:p>-1.0</text:p>
          </table:table-cell>
          <table:table-cell office:value-type="float" office:value="-12.165399999999998">
            <text:p>-12.165399999999998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ChappellPolach1991,MannEtal2019">
            <text:p>ChappellPolach1991,MannEtal2019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51.5">
            <text:p>51.5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3234.4">
            <text:p>13234.4</text:p>
          </table:table-cell>
          <table:table-cell office:value-type="float" office:value="42.7">
            <text:p>42.7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4.0">
            <text:p>-34.0</text:p>
          </table:table-cell>
          <table:table-cell office:value-type="float" office:value="34.7">
            <text:p>34.7</text:p>
          </table:table-cell>
          <table:table-cell office:value-type="float" office:value="34.7">
            <text:p>34.7</text:p>
          </table:table-cell>
          <table:table-cell office:value-type="string" office:value="EdwardsEtal1993,HibbertEtal2016">
            <text:p>EdwardsEtal1993,HibbertEtal2016</text:p>
          </table:table-cell>
        </table:table-row>
        <table:table-row>
          <table:table-cell office:value-type="string" office:value="Huon_Peninsula">
            <text:p>Huon_Peninsula</text:p>
          </table:table-cell>
          <table:table-cell office:value-type="string" office:value="U/Th">
            <text:p>U/Th</text:p>
          </table:table-cell>
          <table:table-cell office:value-type="string" office:value="34.5">
            <text:p>34.5</text:p>
          </table:table-cell>
          <table:table-cell office:value-type="float" office:value="-6.25">
            <text:p>-6.25</text:p>
          </table:table-cell>
          <table:table-cell office:value-type="float" office:value="147.667">
            <text:p>147.667</text:p>
          </table:table-cell>
          <table:table-cell office:value-type="float" office:value="11049.9">
            <text:p>11049.9</text:p>
          </table:table-cell>
          <table:table-cell office:value-type="float" office:value="27.1">
            <text:p>27.1</text:p>
          </table:table-cell>
          <table:table-cell office:value-type="string" office:value="Porites sp.">
            <text:p>Porites sp.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3.25">
            <text:p>-13.25</text:p>
          </table:table-cell>
          <table:table-cell office:value-type="float" office:value="34.65">
            <text:p>34.65</text:p>
          </table:table-cell>
          <table:table-cell office:value-type="float" office:value="34.65">
            <text:p>34.65</text:p>
          </table:table-cell>
          <table:table-cell office:value-type="string" office:value="EdwardsEtal1993,HibbertEtal2016">
            <text:p>EdwardsEtal1993,Hibbert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